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name-complex="Traditional Arabic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 office:value-type="string">
            <text:p>ا</text:p>
          </table:table-cell>
          <table:table-cell office:value-type="string">
            <text:p>أَ</text:p>
          </table:table-cell>
          <table:table-cell office:value-type="string">
            <text:p>إِ</text:p>
          </table:table-cell>
          <table:table-cell office:value-type="string">
            <text:p>أُ</text:p>
          </table:table-cell>
          <table:table-cell office:value-type="string">
            <text:p>اً</text:p>
          </table:table-cell>
          <table:table-cell office:value-type="string">
            <text:p>إٍ</text:p>
          </table:table-cell>
          <table:table-cell office:value-type="string">
            <text:p>أً</text:p>
          </table:table-cell>
          <table:table-cell table:number-columns-repeated="1017"/>
        </table:table-row>
        <table:table-row table:style-name="ro3">
          <table:table-cell office:value-type="string">
            <text:p>ب</text:p>
          </table:table-cell>
          <table:table-cell office:value-type="string">
            <text:p>بَ</text:p>
          </table:table-cell>
          <table:table-cell office:value-type="string">
            <text:p>بِ</text:p>
          </table:table-cell>
          <table:table-cell office:value-type="string">
            <text:p>بُ</text:p>
          </table:table-cell>
          <table:table-cell office:value-type="string">
            <text:p>بً</text:p>
          </table:table-cell>
          <table:table-cell office:value-type="string">
            <text:p>بٍ</text:p>
          </table:table-cell>
          <table:table-cell office:value-type="string">
            <text:p>بٌ</text:p>
          </table:table-cell>
          <table:table-cell/>
          <table:table-cell office:value-type="string">
            <text:p>أ</text:p>
          </table:table-cell>
          <table:table-cell table:number-columns-repeated="1015"/>
        </table:table-row>
        <table:table-row table:style-name="ro3">
          <table:table-cell office:value-type="string">
            <text:p>ت</text:p>
          </table:table-cell>
          <table:table-cell office:value-type="string">
            <text:p>تَ</text:p>
          </table:table-cell>
          <table:table-cell office:value-type="string">
            <text:p>تِ</text:p>
          </table:table-cell>
          <table:table-cell office:value-type="string">
            <text:p>تُ</text:p>
          </table:table-cell>
          <table:table-cell office:value-type="string">
            <text:p>تً</text:p>
          </table:table-cell>
          <table:table-cell office:value-type="string">
            <text:p>تٍ</text:p>
          </table:table-cell>
          <table:table-cell office:value-type="string">
            <text:p>تٌ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ث</text:p>
          </table:table-cell>
          <table:table-cell office:value-type="string">
            <text:p>ثَ</text:p>
          </table:table-cell>
          <table:table-cell office:value-type="string">
            <text:p>ثِ</text:p>
          </table:table-cell>
          <table:table-cell office:value-type="string">
            <text:p>ثُ</text:p>
          </table:table-cell>
          <table:table-cell office:value-type="string">
            <text:p>ثً</text:p>
          </table:table-cell>
          <table:table-cell office:value-type="string">
            <text:p>ثٍ</text:p>
          </table:table-cell>
          <table:table-cell office:value-type="string">
            <text:p>ثٌ</text:p>
          </table:table-cell>
          <table:table-cell/>
          <table:table-cell office:value-type="string">
            <text:p>أُ</text:p>
          </table:table-cell>
          <table:table-cell table:number-columns-repeated="1015"/>
        </table:table-row>
        <table:table-row table:style-name="ro3">
          <table:table-cell office:value-type="string">
            <text:p>ج</text:p>
          </table:table-cell>
          <table:table-cell office:value-type="string">
            <text:p>جَ</text:p>
          </table:table-cell>
          <table:table-cell office:value-type="string">
            <text:p>جِ</text:p>
          </table:table-cell>
          <table:table-cell office:value-type="string">
            <text:p>جُ</text:p>
          </table:table-cell>
          <table:table-cell office:value-type="string">
            <text:p>جً</text:p>
          </table:table-cell>
          <table:table-cell office:value-type="string">
            <text:p>جٍ</text:p>
          </table:table-cell>
          <table:table-cell office:value-type="string">
            <text:p>جٌ</text:p>
          </table:table-cell>
          <table:table-cell table:number-columns-repeated="1017"/>
        </table:table-row>
        <table:table-row table:style-name="ro3">
          <table:table-cell office:value-type="string">
            <text:p>ح</text:p>
          </table:table-cell>
          <table:table-cell office:value-type="string">
            <text:p>حَ</text:p>
          </table:table-cell>
          <table:table-cell office:value-type="string">
            <text:p>حِ</text:p>
          </table:table-cell>
          <table:table-cell office:value-type="string">
            <text:p>حُ</text:p>
          </table:table-cell>
          <table:table-cell office:value-type="string">
            <text:p>حً</text:p>
          </table:table-cell>
          <table:table-cell office:value-type="string">
            <text:p>حٍ</text:p>
          </table:table-cell>
          <table:table-cell office:value-type="string">
            <text:p>حٌ</text:p>
          </table:table-cell>
          <table:table-cell table:number-columns-repeated="1017"/>
        </table:table-row>
        <table:table-row table:style-name="ro3">
          <table:table-cell office:value-type="string">
            <text:p>خ</text:p>
          </table:table-cell>
          <table:table-cell office:value-type="string">
            <text:p>خَ</text:p>
          </table:table-cell>
          <table:table-cell office:value-type="string">
            <text:p>خِ</text:p>
          </table:table-cell>
          <table:table-cell office:value-type="string">
            <text:p>خُ</text:p>
          </table:table-cell>
          <table:table-cell office:value-type="string">
            <text:p>خً</text:p>
          </table:table-cell>
          <table:table-cell office:value-type="string">
            <text:p>خٍ</text:p>
          </table:table-cell>
          <table:table-cell office:value-type="string">
            <text:p>خٌ</text:p>
          </table:table-cell>
          <table:table-cell table:number-columns-repeated="1017"/>
        </table:table-row>
        <table:table-row table:style-name="ro3">
          <table:table-cell office:value-type="string">
            <text:p>د</text:p>
          </table:table-cell>
          <table:table-cell office:value-type="string">
            <text:p>دَ</text:p>
          </table:table-cell>
          <table:table-cell office:value-type="string">
            <text:p>دِ</text:p>
          </table:table-cell>
          <table:table-cell office:value-type="string">
            <text:p>دُ</text:p>
          </table:table-cell>
          <table:table-cell office:value-type="string">
            <text:p>دً</text:p>
          </table:table-cell>
          <table:table-cell office:value-type="string">
            <text:p>دٍ</text:p>
          </table:table-cell>
          <table:table-cell office:value-type="string">
            <text:p>دٌ</text:p>
          </table:table-cell>
          <table:table-cell table:number-columns-repeated="1017"/>
        </table:table-row>
        <table:table-row table:style-name="ro3">
          <table:table-cell office:value-type="string">
            <text:p>ذ</text:p>
          </table:table-cell>
          <table:table-cell office:value-type="string">
            <text:p>ذَ</text:p>
          </table:table-cell>
          <table:table-cell office:value-type="string">
            <text:p>ذِ</text:p>
          </table:table-cell>
          <table:table-cell office:value-type="string">
            <text:p>ذُ</text:p>
          </table:table-cell>
          <table:table-cell office:value-type="string">
            <text:p>ذً</text:p>
          </table:table-cell>
          <table:table-cell office:value-type="string">
            <text:p>ذٍ</text:p>
          </table:table-cell>
          <table:table-cell office:value-type="string">
            <text:p>ذٌ</text:p>
          </table:table-cell>
          <table:table-cell table:number-columns-repeated="1017"/>
        </table:table-row>
        <table:table-row table:style-name="ro3">
          <table:table-cell office:value-type="string">
            <text:p>ر</text:p>
          </table:table-cell>
          <table:table-cell office:value-type="string">
            <text:p>رَ</text:p>
          </table:table-cell>
          <table:table-cell office:value-type="string">
            <text:p>رِ</text:p>
          </table:table-cell>
          <table:table-cell office:value-type="string">
            <text:p>رُ</text:p>
          </table:table-cell>
          <table:table-cell office:value-type="string">
            <text:p>رً</text:p>
          </table:table-cell>
          <table:table-cell office:value-type="string">
            <text:p>رٍ</text:p>
          </table:table-cell>
          <table:table-cell office:value-type="string">
            <text:p>رٌ</text:p>
          </table:table-cell>
          <table:table-cell table:number-columns-repeated="1017"/>
        </table:table-row>
        <table:table-row table:style-name="ro3">
          <table:table-cell office:value-type="string">
            <text:p>ز</text:p>
          </table:table-cell>
          <table:table-cell office:value-type="string">
            <text:p>زَ</text:p>
          </table:table-cell>
          <table:table-cell office:value-type="string">
            <text:p>زِ</text:p>
          </table:table-cell>
          <table:table-cell office:value-type="string">
            <text:p>زُ</text:p>
          </table:table-cell>
          <table:table-cell office:value-type="string">
            <text:p>زً</text:p>
          </table:table-cell>
          <table:table-cell office:value-type="string">
            <text:p>زٍ</text:p>
          </table:table-cell>
          <table:table-cell office:value-type="string">
            <text:p>زٌ</text:p>
          </table:table-cell>
          <table:table-cell table:number-columns-repeated="1017"/>
        </table:table-row>
        <table:table-row table:style-name="ro3">
          <table:table-cell office:value-type="string">
            <text:p>س</text:p>
          </table:table-cell>
          <table:table-cell office:value-type="string">
            <text:p>سَ</text:p>
          </table:table-cell>
          <table:table-cell office:value-type="string">
            <text:p>سِ</text:p>
          </table:table-cell>
          <table:table-cell office:value-type="string">
            <text:p>سُ</text:p>
          </table:table-cell>
          <table:table-cell office:value-type="string">
            <text:p>سً</text:p>
          </table:table-cell>
          <table:table-cell office:value-type="string">
            <text:p>سٍ</text:p>
          </table:table-cell>
          <table:table-cell office:value-type="string">
            <text:p>سٌ</text:p>
          </table:table-cell>
          <table:table-cell table:number-columns-repeated="1017"/>
        </table:table-row>
        <table:table-row table:style-name="ro3">
          <table:table-cell office:value-type="string">
            <text:p>ش</text:p>
          </table:table-cell>
          <table:table-cell office:value-type="string">
            <text:p>شَ</text:p>
          </table:table-cell>
          <table:table-cell office:value-type="string">
            <text:p>شِ</text:p>
          </table:table-cell>
          <table:table-cell office:value-type="string">
            <text:p>شُ</text:p>
          </table:table-cell>
          <table:table-cell office:value-type="string">
            <text:p>شً</text:p>
          </table:table-cell>
          <table:table-cell office:value-type="string">
            <text:p>شٍ</text:p>
          </table:table-cell>
          <table:table-cell office:value-type="string">
            <text:p>شٌ</text:p>
          </table:table-cell>
          <table:table-cell table:number-columns-repeated="1017"/>
        </table:table-row>
        <table:table-row table:style-name="ro3">
          <table:table-cell office:value-type="string">
            <text:p>ص</text:p>
          </table:table-cell>
          <table:table-cell office:value-type="string">
            <text:p>صَ</text:p>
          </table:table-cell>
          <table:table-cell office:value-type="string">
            <text:p>صِ</text:p>
          </table:table-cell>
          <table:table-cell office:value-type="string">
            <text:p>صُ</text:p>
          </table:table-cell>
          <table:table-cell office:value-type="string">
            <text:p>صً</text:p>
          </table:table-cell>
          <table:table-cell office:value-type="string">
            <text:p>صٍ</text:p>
          </table:table-cell>
          <table:table-cell office:value-type="string">
            <text:p>صٌ</text:p>
          </table:table-cell>
          <table:table-cell table:number-columns-repeated="1017"/>
        </table:table-row>
        <table:table-row table:style-name="ro3">
          <table:table-cell office:value-type="string">
            <text:p>ض</text:p>
          </table:table-cell>
          <table:table-cell office:value-type="string">
            <text:p>ضَ</text:p>
          </table:table-cell>
          <table:table-cell office:value-type="string">
            <text:p>ضِ</text:p>
          </table:table-cell>
          <table:table-cell office:value-type="string">
            <text:p>ضُ</text:p>
          </table:table-cell>
          <table:table-cell office:value-type="string">
            <text:p>ضً</text:p>
          </table:table-cell>
          <table:table-cell office:value-type="string">
            <text:p>ضٍ</text:p>
          </table:table-cell>
          <table:table-cell office:value-type="string">
            <text:p>ضٌ</text:p>
          </table:table-cell>
          <table:table-cell table:number-columns-repeated="1017"/>
        </table:table-row>
        <table:table-row table:style-name="ro3">
          <table:table-cell office:value-type="string">
            <text:p>ط</text:p>
          </table:table-cell>
          <table:table-cell office:value-type="string">
            <text:p>طَ</text:p>
          </table:table-cell>
          <table:table-cell office:value-type="string">
            <text:p>طِ</text:p>
          </table:table-cell>
          <table:table-cell office:value-type="string">
            <text:p>طُ</text:p>
          </table:table-cell>
          <table:table-cell office:value-type="string">
            <text:p>طً</text:p>
          </table:table-cell>
          <table:table-cell office:value-type="string">
            <text:p>طٍ</text:p>
          </table:table-cell>
          <table:table-cell office:value-type="string">
            <text:p>طٌ</text:p>
          </table:table-cell>
          <table:table-cell table:number-columns-repeated="1017"/>
        </table:table-row>
        <table:table-row table:style-name="ro3">
          <table:table-cell office:value-type="string">
            <text:p>ظ</text:p>
          </table:table-cell>
          <table:table-cell office:value-type="string">
            <text:p>ظَ</text:p>
          </table:table-cell>
          <table:table-cell office:value-type="string">
            <text:p>ظِ</text:p>
          </table:table-cell>
          <table:table-cell office:value-type="string">
            <text:p>ظُ</text:p>
          </table:table-cell>
          <table:table-cell office:value-type="string">
            <text:p>ظً</text:p>
          </table:table-cell>
          <table:table-cell office:value-type="string">
            <text:p>ظٍ</text:p>
          </table:table-cell>
          <table:table-cell office:value-type="string">
            <text:p>ظٌ</text:p>
          </table:table-cell>
          <table:table-cell table:number-columns-repeated="1017"/>
        </table:table-row>
        <table:table-row table:style-name="ro3">
          <table:table-cell office:value-type="string">
            <text:p>ع</text:p>
          </table:table-cell>
          <table:table-cell office:value-type="string">
            <text:p>عَ</text:p>
          </table:table-cell>
          <table:table-cell office:value-type="string">
            <text:p>عِ</text:p>
          </table:table-cell>
          <table:table-cell office:value-type="string">
            <text:p>عُ</text:p>
          </table:table-cell>
          <table:table-cell office:value-type="string">
            <text:p>عً</text:p>
          </table:table-cell>
          <table:table-cell office:value-type="string">
            <text:p>عٍ</text:p>
          </table:table-cell>
          <table:table-cell office:value-type="string">
            <text:p>عٌ</text:p>
          </table:table-cell>
          <table:table-cell table:number-columns-repeated="1017"/>
        </table:table-row>
        <table:table-row table:style-name="ro3">
          <table:table-cell office:value-type="string">
            <text:p>غ</text:p>
          </table:table-cell>
          <table:table-cell office:value-type="string">
            <text:p>غَ</text:p>
          </table:table-cell>
          <table:table-cell office:value-type="string">
            <text:p>غِ</text:p>
          </table:table-cell>
          <table:table-cell office:value-type="string">
            <text:p>غُ</text:p>
          </table:table-cell>
          <table:table-cell office:value-type="string">
            <text:p>غً</text:p>
          </table:table-cell>
          <table:table-cell office:value-type="string">
            <text:p>غٍ</text:p>
          </table:table-cell>
          <table:table-cell office:value-type="string">
            <text:p>غٌ</text:p>
          </table:table-cell>
          <table:table-cell table:number-columns-repeated="1017"/>
        </table:table-row>
        <table:table-row table:style-name="ro3">
          <table:table-cell office:value-type="string">
            <text:p>ف</text:p>
          </table:table-cell>
          <table:table-cell office:value-type="string">
            <text:p>فَ</text:p>
          </table:table-cell>
          <table:table-cell office:value-type="string">
            <text:p>فِ</text:p>
          </table:table-cell>
          <table:table-cell office:value-type="string">
            <text:p>فُ</text:p>
          </table:table-cell>
          <table:table-cell office:value-type="string">
            <text:p>فً</text:p>
          </table:table-cell>
          <table:table-cell office:value-type="string">
            <text:p>فٍ</text:p>
          </table:table-cell>
          <table:table-cell office:value-type="string">
            <text:p>فٌ</text:p>
          </table:table-cell>
          <table:table-cell table:number-columns-repeated="1017"/>
        </table:table-row>
        <table:table-row table:style-name="ro3">
          <table:table-cell office:value-type="string">
            <text:p>ق</text:p>
          </table:table-cell>
          <table:table-cell office:value-type="string">
            <text:p>قَ</text:p>
          </table:table-cell>
          <table:table-cell office:value-type="string">
            <text:p>قِ</text:p>
          </table:table-cell>
          <table:table-cell office:value-type="string">
            <text:p>قُ</text:p>
          </table:table-cell>
          <table:table-cell office:value-type="string">
            <text:p>قً</text:p>
          </table:table-cell>
          <table:table-cell office:value-type="string">
            <text:p>قٍ</text:p>
          </table:table-cell>
          <table:table-cell office:value-type="string">
            <text:p>قٌ</text:p>
          </table:table-cell>
          <table:table-cell table:number-columns-repeated="1017"/>
        </table:table-row>
        <table:table-row table:style-name="ro3">
          <table:table-cell office:value-type="string">
            <text:p>ك</text:p>
          </table:table-cell>
          <table:table-cell office:value-type="string">
            <text:p>كَ</text:p>
          </table:table-cell>
          <table:table-cell office:value-type="string">
            <text:p>كِ</text:p>
          </table:table-cell>
          <table:table-cell office:value-type="string">
            <text:p>كُ</text:p>
          </table:table-cell>
          <table:table-cell office:value-type="string">
            <text:p>كً</text:p>
          </table:table-cell>
          <table:table-cell office:value-type="string">
            <text:p>كٍ</text:p>
          </table:table-cell>
          <table:table-cell office:value-type="string">
            <text:p>كٌ</text:p>
          </table:table-cell>
          <table:table-cell table:number-columns-repeated="1017"/>
        </table:table-row>
        <table:table-row table:style-name="ro3">
          <table:table-cell office:value-type="string">
            <text:p>ل</text:p>
          </table:table-cell>
          <table:table-cell office:value-type="string">
            <text:p>لَ</text:p>
          </table:table-cell>
          <table:table-cell office:value-type="string">
            <text:p>لِ</text:p>
          </table:table-cell>
          <table:table-cell office:value-type="string">
            <text:p>لُ</text:p>
          </table:table-cell>
          <table:table-cell office:value-type="string">
            <text:p>لً</text:p>
          </table:table-cell>
          <table:table-cell office:value-type="string">
            <text:p>لٍ</text:p>
          </table:table-cell>
          <table:table-cell office:value-type="string">
            <text:p>لٌ</text:p>
          </table:table-cell>
          <table:table-cell table:number-columns-repeated="1017"/>
        </table:table-row>
        <table:table-row table:style-name="ro3">
          <table:table-cell office:value-type="string">
            <text:p>م</text:p>
          </table:table-cell>
          <table:table-cell office:value-type="string">
            <text:p>مَ</text:p>
          </table:table-cell>
          <table:table-cell office:value-type="string">
            <text:p>مِ</text:p>
          </table:table-cell>
          <table:table-cell office:value-type="string">
            <text:p>مُ</text:p>
          </table:table-cell>
          <table:table-cell office:value-type="string">
            <text:p>مً</text:p>
          </table:table-cell>
          <table:table-cell office:value-type="string">
            <text:p>مٍ</text:p>
          </table:table-cell>
          <table:table-cell office:value-type="string">
            <text:p>مٌ</text:p>
          </table:table-cell>
          <table:table-cell table:number-columns-repeated="1017"/>
        </table:table-row>
        <table:table-row table:style-name="ro3">
          <table:table-cell office:value-type="string">
            <text:p>ن</text:p>
          </table:table-cell>
          <table:table-cell office:value-type="string">
            <text:p>نَ</text:p>
          </table:table-cell>
          <table:table-cell office:value-type="string">
            <text:p>نِ</text:p>
          </table:table-cell>
          <table:table-cell office:value-type="string">
            <text:p>نُ</text:p>
          </table:table-cell>
          <table:table-cell office:value-type="string">
            <text:p>نً</text:p>
          </table:table-cell>
          <table:table-cell office:value-type="string">
            <text:p>نٍ</text:p>
          </table:table-cell>
          <table:table-cell office:value-type="string">
            <text:p>نٌ</text:p>
          </table:table-cell>
          <table:table-cell table:number-columns-repeated="1017"/>
        </table:table-row>
        <table:table-row table:style-name="ro3">
          <table:table-cell office:value-type="string">
            <text:p>و</text:p>
          </table:table-cell>
          <table:table-cell office:value-type="string">
            <text:p>وَ</text:p>
          </table:table-cell>
          <table:table-cell office:value-type="string">
            <text:p>وِ</text:p>
          </table:table-cell>
          <table:table-cell office:value-type="string">
            <text:p>وُ</text:p>
          </table:table-cell>
          <table:table-cell office:value-type="string">
            <text:p>وً</text:p>
          </table:table-cell>
          <table:table-cell office:value-type="string">
            <text:p>وٍ</text:p>
          </table:table-cell>
          <table:table-cell office:value-type="string">
            <text:p>وٌ</text:p>
          </table:table-cell>
          <table:table-cell table:number-columns-repeated="1017"/>
        </table:table-row>
        <table:table-row table:style-name="ro3">
          <table:table-cell office:value-type="string">
            <text:p>ه</text:p>
          </table:table-cell>
          <table:table-cell office:value-type="string">
            <text:p>هَ</text:p>
          </table:table-cell>
          <table:table-cell office:value-type="string">
            <text:p>هِ</text:p>
          </table:table-cell>
          <table:table-cell office:value-type="string">
            <text:p>هُ</text:p>
          </table:table-cell>
          <table:table-cell office:value-type="string">
            <text:p>هً</text:p>
          </table:table-cell>
          <table:table-cell office:value-type="string">
            <text:p>هٍ</text:p>
          </table:table-cell>
          <table:table-cell office:value-type="string">
            <text:p>هٌ</text:p>
          </table:table-cell>
          <table:table-cell table:number-columns-repeated="1017"/>
        </table:table-row>
        <table:table-row table:style-name="ro3">
          <table:table-cell office:value-type="string">
            <text:p>ء</text:p>
          </table:table-cell>
          <table:table-cell office:value-type="string">
            <text:p>ءَ</text:p>
          </table:table-cell>
          <table:table-cell office:value-type="string">
            <text:p>ءِ</text:p>
          </table:table-cell>
          <table:table-cell office:value-type="string">
            <text:p>ءُ</text:p>
          </table:table-cell>
          <table:table-cell office:value-type="string">
            <text:p>ءً</text:p>
          </table:table-cell>
          <table:table-cell office:value-type="string">
            <text:p>ءٍ</text:p>
          </table:table-cell>
          <table:table-cell office:value-type="string">
            <text:p>ءٌ</text:p>
          </table:table-cell>
          <table:table-cell table:number-columns-repeated="1017"/>
        </table:table-row>
        <table:table-row table:style-name="ro3">
          <table:table-cell office:value-type="string">
            <text:p>ي</text:p>
          </table:table-cell>
          <table:table-cell office:value-type="string">
            <text:p>يَ</text:p>
          </table:table-cell>
          <table:table-cell office:value-type="string">
            <text:p>يِ</text:p>
          </table:table-cell>
          <table:table-cell office:value-type="string">
            <text:p>يُ</text:p>
          </table:table-cell>
          <table:table-cell office:value-type="string">
            <text:p>يً</text:p>
          </table:table-cell>
          <table:table-cell office:value-type="string">
            <text:p>يٍ</text:p>
          </table:table-cell>
          <table:table-cell office:value-type="string">
            <text:p>يٌ</text:p>
          </table:table-cell>
          <table:table-cell table:number-columns-repeated="1017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29/03/2016</text:date>, <text:time>15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6-03-25T15:34:47.78</meta:creation-date>
    <dc:date>2016-03-29T15:10:17.33</dc:date>
    <dc:creator>a a</dc:creator>
    <meta:editing-duration>PT11H53M3S</meta:editing-duration>
    <meta:editing-cycles>19</meta:editing-cycles>
    <meta:generator>OpenOffice/4.1.2$Win32 OpenOffice.org_project/412m3$Build-9782</meta:generator>
    <meta:document-statistic meta:table-count="3" meta:cell-count="205" meta:object-count="0"/>
  </office:meta>
</office:document-meta>
</file>